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cial Media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acebook</text:p>
              </text:list-item>
              <text:list-item>
                <text:p>Twitter</text:p>
              </text:list-item>
              <text:list-item>
                <text:p>e-mail</text:p>
              </text:list-item>
              <text:list-item>
                <text:p>Instagram</text:p>
              </text:list-item>
              <text:list-item>
                <text:p>Google+</text:p>
              </text:list-item>
              <text:list-item>
                <text:p>SMS?</text:p>
              </text:list-item>
              <text:list-item>
                <text:p>...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hods To Share</text:p>
          </draw:text-box>
        </draw:frame>
        <draw:frame presentation:style-name="pr2" draw:layer="layout" svg:width="25.199cm" svg:height="14.247cm" svg:x="1.4cm" svg:y="4.914cm" presentation:class="outline" presentation:user-transformed="true">
          <draw:text-box>
            <text:list text:style-name="L2">
              <text:list-item>
                <text:p><text:span text:style-name="T1">General</text:span></text:p>
                <text:list>
                  <text:list-item>
                    <text:p><text:span text:style-name="T1">'social'</text:span><text:span text:style-name="T2"> via "native.showPopup()"</text:span></text:p>
                    <text:list>
                      <text:list-item>
                        <text:p><text:span text:style-name="T3">Android ("share", "twitter", "facebook", ...)</text:span></text:p>
                      </text:list-item>
                      <text:list-item>
                        <text:p><text:span text:style-name="T3">iOS( "twitter", "facebook", ...; </text:span><text:span text:style-name="T4">NOT</text:span><text:span text:style-name="T3"> "share</text:span><text:span text:style-name="T3">")</text:span></text:p>
                      </text:list-item>
                    </text:list>
                  </text:list-item>
                  <text:list-item>
                    <text:p><text:span text:style-name="T1">activity.*</text:span><text:span text:style-name="T2"> Plugin (iOS Only)</text:span></text:p>
                  </text:list-item>
                  <text:list-item>
                    <text:p><text:span text:style-name="T1">Custom URL Schemes</text:span><text:span text:style-name="T2"> – Special URL handlers.</text:span></text:p>
                  </text:list-item>
                </text:list>
              </text:list-item>
              <text:list-item>
                <text:p><text:span text:style-name="T1">Facebook - </text:span><text:span text:style-name="T5">facebook.* plugin</text:span><text:span text:style-name="T2"> (graph library; iOS and Android)</text:span></text:p>
              </text:list-item>
              <text:list-item>
                <text:p><text:span text:style-name="T1">Twitter 3</text:span><text:span text:style-name="T6">rd</text:span><text:span text:style-name="T1"> Party Libs and Plugins</text:span><text:span text:style-name="T2"> – See Jason Schroeder's Twitter plugin.</text:span></text:p>
              </text:list-item>
              <text:list-item>
                <text:p><text:span text:style-name="T1">Instagram</text:span><text:span text:style-name="T2"> – Via 'social' + 'share' on Android if installed.</text:span></text:p>
              </text:list-item>
              <text:list-item>
                <text:p><text:span text:style-name="T1">Google+</text:span><text:span text:style-name="T2"> - TB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2M2S</meta:editing-duration>
    <meta:editing-cycles>5</meta:editing-cycles>
    <meta:generator>OpenOffice/4.1.1$Win32 OpenOffice.org_project/411m6$Build-9775</meta:generator>
    <dc:date>2015-07-27T12:17:37.59</dc:date>
    <dc:creator>Ed Maurina</dc:creator>
    <meta:document-statistic meta:object-count="29"/>
  </office:meta>
</office:document-meta>
</file>